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y 21, 2021 (05:08: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 (for editing, typically). Along with <text:a xlink:type="simple" xlink:href="https://csci-1301.github.io/book.html" office:name=""><text:span text:style-name="Definition">the <text:span text:style-name="NormalTok">html</text:span> version</text:span></text:a> (i.e., the website), this gives three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our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and <text:span text:style-name="NormalTok">odt</text:span> versions of the document you are currently reading. Download them by clicking on the “↓ pdf” and “↓ odt”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1T17:08:51Z</meta:creation-date>
    <dc:date>2021-05-21T17:08:51Z</dc:date>
    <meta:user-defined meta:name="date" meta:value-type="string">May  21, 2021 (05:08: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